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r9" style:family="presentation" style:parent-style-name="Vivid2-subtitle">
      <style:graphic-properties draw:fill-color="#ffffff" fo:min-height="12.751cm" loext:decorative="false"/>
      <style:paragraph-properties style:writing-mode="lr-tb"/>
    </style:style>
    <style:style style:name="pr10" style:family="presentation" style:parent-style-name="Vivid2-notes">
      <style:graphic-properties draw:fill-color="#ffffff" fo:min-height="12.46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fo:color="#009eda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009eda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009eda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009eda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009eda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009eda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009eda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009eda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009eda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9eda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cm" svg:y="-3.5cm" presentation:class="title" presentation:user-transformed="true">
          <draw:text-box>
            <text:p>Rolesphere</text:p>
          </draw:text-box>
        </draw:frame>
        <draw:frame presentation:style-name="pr2" draw:text-style-name="P1" draw:layer="layout" svg:width="25cm" svg:height="3.583cm" svg:x="1.25cm" svg:y="10.75cm" presentation:class="subtitle" presentation:user-transformed="true">
          <draw:text-box>
            <text:p>A site to discover new roleplay opportunity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Main features :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/>Chat → socket connection with node.js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uthentification</text:p>
                      </text:list-item>
                      <text:list-item>
                        <text:p>Multiple user</text:p>
                      </text:list-item>
                      <text:list-item>
                        <text:p>Keeping logs</text:p>
                      </text:list-item>
                      <text:list-item>
                        <text:p>Possibility to add image (.jpg?) (not implemente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Research → Looking for chat room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Tagging system</text:p>
                      </text:list-item>
                      <text:list-item>
                        <text:p text:style-name="P3">Search bar</text:p>
                      </text:list-item>
                      <text:list-item>
                        <text:p text:style-name="P3">Visual translation ? (not implemente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5.199cm" svg:height="12.191cm" svg:x="1.397cm" svg:y="1.752cm" presentation:class="subtitle" presentation:user-transformed="true">
          <draw:text-box>
            <text:p text:style-name="P5"><text:span text:style-name="T1">Chat functionality :</text:span><text:span text:style-name="T2"><text:line-break/></text:span><text:span text:style-name="T2">WebSocket communication to enable real-time message exchange between users. </text:span><text:span text:style-name="T2"><text:line-break/></text:span><text:span text:style-name="T2">The backend = Node.js using the socket.io library </text:span><text:span text:style-name="T2"><text:line-break/></text:span><text:span text:style-name="T2">simplifiying WebSocket handling and ensures reliable, bidirectional communication. </text:span></text:p>
            <text:p text:style-name="P6"><text:span text:style-name="T2"/></text:p>
            <text:p text:style-name="P6"><text:span text:style-name="T2">This setup allows users to join chat rooms, send and receive messages instantly, and stay synchronized with other participants in real time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7" draw:layer="layout" svg:width="25cm" svg:height="12.751cm" svg:x="1.5cm" svg:y="0.75cm" presentation:class="subtitle" presentation:user-transformed="true">
          <draw:text-box>
            <text:p><text:span text:style-name="T3">Main Page System :</text:span></text:p>
            <text:p><text:span text:style-name="T4"/></text:p>
            <text:p><text:span text:style-name="T4">The main page displays a dynamic list of available chat rooms</text:span><text:span text:style-name="T4"><text:line-break/></text:span><text:span text:style-name="T4"> each with associated tags for filtering. </text:span><text:span text:style-name="T4"><text:line-break/></text:span><text:span text:style-name="T4"><text:line-break/></text:span><text:span text:style-name="T4">Users can search rooms using a keyword input and tag-based selection. </text:span><text:span text:style-name="T4"><text:line-break/></text:span><text:span text:style-name="T4"/></text:p>
            <text:p><text:span text:style-name="T4">A sidebar lists all chat rooms for quick access, and a top navigation bar shows the user's profile status, either logged in or anonymous. </text:span></text:p>
            <text:p><text:span text:style-name="T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9" draw:layer="layout" svg:width="25cm" svg:height="13.282cm" svg:x="1.229cm" svg:y="2.169cm" presentation:class="subtitle" presentation:user-transformed="true">
          <draw:text-box>
            <text:list text:style-name="L1">
              <text:list-item>
                <text:p text:style-name="P8"><text:span text:style-name="T5">User authentication with persistent sessions</text:span></text:p>
                <text:p text:style-name="P8"><text:span text:style-name="T5"/></text:p>
              </text:list-item>
              <text:list-item>
                <text:p text:style-name="P8"><text:span text:style-name="T5">Real-time user presence in rooms</text:span></text:p>
                <text:p text:style-name="P8"><text:span text:style-name="T5"/></text:p>
              </text:list-item>
              <text:list-item>
                <text:p text:style-name="P8"><text:span text:style-name="T5">Private messaging between users</text:span></text:p>
                <text:p text:style-name="P8"><text:span text:style-name="T5"/></text:p>
              </text:list-item>
              <text:list-item>
                <text:p text:style-name="P8"><text:span text:style-name="T5">Message timestamps and delivery status</text:span></text:p>
                <text:p text:style-name="P8"><text:span text:style-name="T5"/></text:p>
              </text:list-item>
              <text:list-item>
                <text:p text:style-name="P8"><text:span text:style-name="T5">Chat history storage with a database</text:span></text:p>
                <text:p text:style-name="P8"><text:span text:style-name="T5"/></text:p>
              </text:list-item>
              <text:list-item>
                <text:p text:style-name="P8"><text:span text:style-name="T5">Room creation and management by users</text:span></text:p>
                <text:p text:style-name="P8"><text:span text:style-name="T5"/></text:p>
              </text:list-item>
              <text:list-item>
                <text:p text:style-name="P8"><text:span text:style-name="T5">Emoji and media support in chat</text:span></text:p>
                <text:p text:style-name="P8"><text:span text:style-name="T5"/></text:p>
              </text:list-item>
              <text:list-item>
                <text:p text:style-name="P8"><text:span text:style-name="T5">Notification system for new messages</text:span></text:p>
                <text:p text:style-name="P8"><text:span text:style-name="T5"/></text:p>
              </text:list-item>
              <text:list-item>
                <text:p text:style-name="P8"><text:span text:style-name="T5">Typing indicators and read receipts</text:span></text:p>
                <text:p text:style-name="P8"><text:span text:style-name="T5"/></text:p>
              </text:list-item>
              <text:list-item>
                <text:p text:style-name="P8"><text:span text:style-name="T5">Responsive mobile-friendly layout</text:span></text:p>
              </text:list-item>
            </text:list>
          </draw:text-box>
        </draw:frame>
        <draw:frame draw:style-name="gr2" draw:text-style-name="P10" draw:layer="layout" svg:width="9.82cm" svg:height="1.293cm" svg:x="10.916cm" svg:y="0.791cm">
          <draw:text-box>
            <text:p><text:span text:style-name="T6">Possible amelioration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é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2T14:29:39.244000000</meta:creation-date>
    <meta:editing-duration>PT55M49S</meta:editing-duration>
    <meta:editing-cycles>5</meta:editing-cycles>
    <meta:generator>LibreOffice/7.6.4.1$Windows_X86_64 LibreOffice_project/e19e193f88cd6c0525a17fb7a176ed8e6a3e2aa1</meta:generator>
    <dc:title>Vivid</dc:title>
    <dc:date>2025-06-12T15:25:28.105000000</dc:date>
    <meta:document-statistic meta:object-count="62"/>
  </office:meta>
</office:document-meta>
</file>